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text-properties fo:color="#000000"/>
    </style:style>
    <style:style style:name="P3" style:family="paragraph" style:parent-style-name="Preformatted_20_Text">
      <style:text-properties fo:color="#000000" style:font-name="DejaVu Sans Mono" fo:font-size="8pt"/>
    </style:style>
    <style:style style:name="P4" style:family="paragraph" style:parent-style-name="Preformatted_20_Text">
      <style:text-properties fo:color="#000000" style:font-name="DejaVu Sans Mono" fo:font-size="8pt" officeooo:paragraph-rsid="001a3a0f"/>
    </style:style>
    <style:style style:name="T1" style:family="text">
      <style:text-properties style:font-name="DejaVu Sans Mono" fo:font-size="8pt"/>
    </style:style>
    <style:style style:name="T2" style:family="text">
      <style:text-properties fo:color="#0073bf"/>
    </style:style>
    <style:style style:name="T3" style:family="text">
      <style:text-properties fo:color="#0073bf" style:font-name="DejaVu Sans Mono" fo:font-size="8pt" fo:font-style="italic" fo:font-weight="bold"/>
    </style:style>
    <style:style style:name="T4" style:family="text">
      <style:text-properties officeooo:rsid="001a3a0f"/>
    </style:style>
    <style:style style:name="T5" style:family="text">
      <style:text-properties fo:color="#000000"/>
    </style:style>
    <style:style style:name="T6" style:family="text">
      <style:text-properties fo:color="#000000" style:font-name="DejaVu Sans Mono" fo:font-size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ekotex - Security</text:p>
      <text:p text:style-name="P3"/>
      <text:h text:style-name="Heading_20_1" text:outline-level="1">Datensicherheit</text:h>
      <text:p text:style-name="P3"/>
      <text:p text:style-name="P3">Sehr hoch, RAID6 als Storage, sämtliche Server laufen als virtuelle Instanzen auf oVirt-Clustern (nur kurzer Ausfall des Services bei Hardwareausfall), eventuell noch redundantes Storage / Switching</text:p>
      <text:p text:style-name="P3"/>
      <text:p text:style-name="P3">2-site Backup (fast local hdd, slower remote Tape, <text:span text:style-name="T4">hier noch keine 100%ige Abdeckung</text:span>)</text:p>
      <text:p text:style-name="P3"/>
      <text:p text:style-name="P3">Engmaschiges Monitoring, KPIs</text:p>
      <text:p text:style-name="P3">Redundante Anbindung ans Internet, oVirt-Cluster für Firewalls</text:p>
      <text:p text:style-name="P3">Redundante Server für den Zugriff auf die Datenbestände <text:span text:style-name="T4">(eventuell redundante Applikationsserver)</text:span></text:p>
      <text:p text:style-name="P3">Redundante SQL-Server</text:p>
      <text:p text:style-name="P3"/>
      <text:h text:style-name="Heading_20_1" text:outline-level="1">Gefahrenszenarien</text:h>
      <text:p text:style-name="P3"/>
      <text:h text:style-name="Heading_20_3" text:outline-level="3">- physischer Zugriff</text:h>
      <text:p text:style-name="P3">Gering (Interxion), Diebstahl / Verlust eines Laptops mit Datenbank: hoch</text:p>
      <text:p text:style-name="P3"/>
      <text:h text:style-name="Heading_20_3" text:outline-level="3">- virtueller Zugriff</text:h>
      <text:p text:style-name="P3">Zugriff auf Intranet gesichert durch VPNs</text:p>
      <text:p text:style-name="P3">Gefahr des Mißbrauchs einer VPN durch Accountsharing (vor allem im asiatischen Raum ?)</text:p>
      <text:p text:style-name="P3"/>
      <text:p text:style-name="P3">Passwörter oft zu einfach, Passwortänderungen regelmäßig durchführen / erzwingen ?</text:p>
      <text:p text:style-name="P4"/>
      <text:p text:style-name="P4">Gefahr durch zu einfache Kunden / Benutzerpasswörter (Achtung: Komfort), Möglichkeit eines</text:p>
      <text:p text:style-name="P3">Kunden auf Daten anderer Kunden zugreifen zu können (kritisch / nicht kritisch)</text:p>
      <text:p text:style-name="P3"/>
      <text:h text:style-name="Heading_20_1" text:outline-level="1">Anbindu<text:span text:style-name="T4">n</text:span>g der Nutzer:</text:h>
      <text:p text:style-name="P3"/>
      <text:h text:style-name="Heading_20_3" text:outline-level="3">o über VPN</text:h>
      <text:p text:style-name="P2"><text:s/><text:span text:style-name="T1">- über HW von Oekotex (init.at Firewalls)</text:span></text:p>
      <text:p text:style-name="P2"><text:s text:c="3"/><text:span text:style-name="T1">+ Vorteil: Mehr Kontrolle</text:span></text:p>
      <text:p text:style-name="P2"><text:s text:c="3"/><text:span text:style-name="T1">- Nachteil: Für Institute Blackbox, Problem bei HW-Ausfall</text:span></text:p>
      <text:p text:style-name="P2"><text:s text:c="3"/><text:span text:style-name="T3">Todo: Austausch durch Standard pfSense-Devices</text:span></text:p>
      <text:p text:style-name="P2"><text:span text:style-name="T2"><text:s/></text:span><text:span text:style-name="T1">- über HW von Instituten (z.T. openVPN und IPSec)</text:span></text:p>
      <text:p text:style-name="P2"><text:s text:c="3"/><text:span text:style-name="T1">+ Vorteil: Besser integriert in Institute</text:span></text:p>
      <text:p text:style-name="P2"><text:s text:c="3"/><text:span text:style-name="T1">- Nachteil: Weniger Kontrolle durch Oekotex</text:span></text:p>
      <text:p text:style-name="P2"><text:s/><text:span text:style-name="T1">- über Software VPN (OpenVPN)</text:span></text:p>
      <text:p text:style-name="P2"><text:s text:c="3"/><text:span text:style-name="T1">+ Vorteil: Zugriff von Überall</text:span></text:p>
      <text:p text:style-name="P2"><text:s text:c="3"/><text:span text:style-name="T1">- Nachteil: bei Laptopdiebstahl potentielles Sicherheitsrisiko</text:span></text:p>
      <text:p text:style-name="P2"><text:s/><text:span text:style-name="T1">Generelle Herausforderung: Überblick über VPNs, Benutzungsstatistiken</text:span></text:p>
      <text:h text:style-name="Heading_20_3" text:outline-level="3">o direkt über Portalseiten (wird kommen)</text:h>
      <text:p text:style-name="P2"><text:s text:c="3"/><text:span text:style-name="T1">+ Vorteil: Zugriff von überall ohne VPN möglich</text:span></text:p>
      <text:p text:style-name="P2"><text:s text:c="3"/><text:span text:style-name="T1">- Nachteil:</text:span></text:p>
      <text:p text:style-name="P2"><text:s text:c="5"/><text:span text:style-name="T1">+ Authentifizierung (WER greift zu) sehr wichtig, auf jeden Fall nur</text:span></text:p>
      <text:p text:style-name="P2"><text:s text:c="9"/><text:span text:style-name="T1">über 2-Factor auth (SMS, OAuth)</text:span></text:p>
      <text:p text:style-name="P2"><text:s text:c="5"/><text:span text:style-name="T1">+ Authorisierung (WAS darf der Authentifizierte), Zugriff nur auf ein</text:span></text:p>
      <text:p text:style-name="P2"><text:s text:c="9"/><text:span text:style-name="T1">genau definiertes Subset des Datenbestandes</text:span></text:p>
      <text:h text:style-name="Heading_20_1" text:outline-level="1"><text:soft-page-break/>Mögliche Verbesserungen:</text:h>
      <text:p text:style-name="P3">Zugriff auf einen Account nur mehr von einer IP zugleich (problematisch bei mobilen Endgeräten mit schnell wechselnden IPs, User hinter einer NAT-Firewall)</text:p>
      <text:p text:style-name="P3">Nur mehr eine gültige Session pro User (kann ein Problem sein bei Powerusern die über mehr als ein Browserfenster einsteigen)</text:p>
      <text:p text:style-name="P3"/>
      <text:p text:style-name="P3">Zugriffskontrolle über 2-Factor authentication <text:span text:style-name="T4">(bereits teilweise implementiert)</text:span></text:p>
      <text:p text:style-name="P3"/>
      <text:p text:style-name="P3">Mitprotokollieren von Zugriffen (passiert jetzt schon)</text:p>
      <text:p text:style-name="P3"/>
      <text:h text:style-name="Heading_20_3" text:outline-level="3">Zukünftige Probleme:</text:h>
      <text:p text:style-name="P3"/>
      <text:p text:style-name="P3">- Komplexitätsfalle, unterschiedliche Rollen beim Bearbeiten des Datenbestandes</text:p>
      <text:p text:style-name="P3"/>
      <text:p text:style-name="P3">- vollständige Abdeckung über automatische Tests</text:p>
      <text:p text:style-name="P3"/>
      <text:p text:style-name="P3">- automatische Penetration tests</text:p>
      <text:p text:style-name="P3"/>
      <text:p text:style-name="P3">- Trennung Produktion / Support, 24x7 Support, Schulungen bei Änderungen / neuen Features,</text:p>
      <text:p text:style-name="P1"><text:span text:style-name="T5"><text:s text:c="2"/></text:span><text:span text:style-name="T6">evtl. 2 Produktionsteams</text:span></text:p>
      <text:p text:style-name="P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14:25:08.693163537</meta:creation-date>
    <dc:date>2016-06-13T14:30:06.645236999</dc:date>
    <meta:editing-duration>PT4M58S</meta:editing-duration>
    <meta:editing-cycles>1</meta:editing-cycles>
    <meta:document-statistic meta:table-count="0" meta:image-count="0" meta:object-count="0" meta:page-count="2" meta:paragraph-count="48" meta:word-count="348" meta:character-count="2658" meta:non-whitespace-character-count="2297"/>
    <meta:generator>LibreOffice/5.0.4.2$Linux_X86_64 LibreOffice_project/00m0$Build-2</meta:generator>
  </office:meta>
</office:document-meta>
</file>